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104"/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font-style="italic" style:text-underline-style="none" style:font-style-asian="italic" style:font-style-complex="itali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10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9.98" calcext:value-type="float">
            <text:p>-49.9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56" calcext:value-type="float">
            <text:p>-43.5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office:value-type="string" calcext:value-type="string">
            <text:p>gas tonka gas b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string" calcext:value-type="string">
            <text:p>Thinkpad comput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xpense</text:p>
          </table:table-cell>
          <table:table-cell office:value-type="float" office:value="-2038.58" calcext:value-type="float">
            <text:p>-2038.5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3" calcext:value-type="date">
            <text:p>09/13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39" calcext:value-type="float">
            <text:p>-50.3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string" calcext:value-type="string">
            <text:p>transfer from 34731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04" calcext:value-type="float">
            <text:p>-50.0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string" calcext:value-type="string">
            <text:p>Payment of FIDO mobile charg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8" calcext:value-type="date">
            <text:p>09/2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3.4" calcext:value-type="float">
            <text:p>-53.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office:value-type="string" calcext:value-type="string">
            <text:p>CIBC 0704 Aug credit card payment (8.25-9.25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2282.55" calcext:value-type="float">
            <text:p>-2282.5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5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5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CIBC</text:p>
          </table:table-cell>
          <table:table-cell table:number-columns-repeated="4"/>
          <table:table-cell table:style-name="ce15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5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8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21:16:26.994896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10-01T21:09:50.946437477</dc:date>
    <meta:editing-duration>P1DT3H43M8S</meta:editing-duration>
    <meta:editing-cycles>129</meta:editing-cycles>
    <meta:generator>LibreOffice/6.0.7.3$Linux_X86_64 LibreOffice_project/00m0$Build-3</meta:generator>
    <meta:document-statistic meta:table-count="4" meta:cell-count="488" meta:object-count="0"/>
  </office:meta>
</office:document-meta>
</file>